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Open Sans" svg:font-family="'Ope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4.055cm"/>
    </style:style>
    <style:style style:name="co4" style:family="table-column">
      <style:table-column-properties fo:break-before="auto" style:column-width="6.02cm"/>
    </style:style>
    <style:style style:name="co5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4.106cm"/>
    </style:style>
    <style:style style:name="co7" style:family="table-column">
      <style:table-column-properties fo:break-before="auto" style:column-width="5.44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3.184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2.738cm" fo:break-before="auto" style:use-optimal-row-height="true"/>
    </style:style>
    <style:style style:name="ro7" style:family="table-row">
      <style:table-row-properties style:row-height="4.08cm" fo:break-before="auto" style:use-optimal-row-height="true"/>
    </style:style>
    <style:style style:name="ro8" style:family="table-row">
      <style:table-row-properties style:row-height="0.496cm" fo:break-before="auto" style:use-optimal-row-height="true"/>
    </style:style>
    <style:style style:name="ro9" style:family="table-row">
      <style:table-row-properties style:row-height="0.707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 style:vertical-align="middl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vertical-align="middle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wrap-option="wrap" fo:border="0.002cm solid #000000" style:vertical-align="middle"/>
      <style:text-properties fo:color="#000000" style:text-line-through-style="none" style:font-name="Arial" fo:font-size="11pt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5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style:font-name="Arial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style:text-line-through-style="none" style:font-name="Arial" fo:font-size="11pt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9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style:font-name="Arial" fo:font-size="11pt" fo:language="es" fo:country="CO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02cm solid #000000" style:vertical-align="middle"/>
      <style:text-properties fo:color="#000000" style:text-outline="false" style:text-line-through-style="none" style:font-name="Arial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vertical-align="middle"/>
      <style:text-properties fo:color="#000000" style:text-line-through-style="none" style:font-name="Open Sans" fo:font-size="11pt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2" style:family="table-cell" style:parent-style-name="Default">
      <style:text-properties fo:color="#000000" style:text-line-through-style="none" style:font-name="Open Sans" fo:font-size="16pt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style:style style:name="ce13" style:family="table-cell" style:parent-style-name="Default">
      <style:text-properties fo:color="#000000" style:text-line-through-style="none" style:font-name="Arial1" fo:font-size="14pt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justify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 office:value-type="string">
            <text:p>Tipo</text:p>
          </table:table-cell>
          <table:table-cell table:style-name="ce1" office:value-type="string">
            <text:p>Procesador</text:p>
          </table:table-cell>
          <table:table-cell table:style-name="ce1" office:value-type="string">
            <text:p>Placa madre</text:p>
          </table:table-cell>
          <table:table-cell table:style-name="ce1" office:value-type="string">
            <text:p>Memoria primaria</text:p>
          </table:table-cell>
          <table:table-cell table:style-name="ce1" office:value-type="string">
            <text:p>Memoria secundaria</text:p>
          </table:table-cell>
          <table:table-cell office:value-type="string">
            <text:p>GPU (si es que fuera necesario)</text:p>
          </table:table-cell>
          <table:table-cell table:number-columns-repeated="3"/>
        </table:table-row>
        <table:table-row table:style-name="ro3">
          <table:table-cell office:value-type="string">
            <text:p>Gama baja</text:p>
          </table:table-cell>
          <table:table-cell table:style-name="ce4" office:value-type="string">
            <text:p>Core i3 7100</text:p>
          </table:table-cell>
          <table:table-cell office:value-type="string">
            <text:p>ASRock H110M-DGS DDR4 LGA 1151 Micro ATX</text:p>
          </table:table-cell>
          <table:table-cell office:value-type="string">
            <text:p>G.SKILL 8GB Aegis DDR4 PC4-17000 2133MHZ F4-2133C15S-8GIS</text:p>
          </table:table-cell>
          <table:table-cell office:value-type="string">
            <text:p>Unidad de Estado Sólido ADATA SWORDFISH de 250GB, M.2 NVMe PCIe.</text:p>
          </table:table-cell>
          <table:table-cell office:value-type="string">
            <text:p>no aplica</text:p>
          </table:table-cell>
          <table:table-cell table:number-columns-repeated="3"/>
        </table:table-row>
        <table:table-row table:style-name="ro3">
          <table:table-cell office:value-type="string">
            <text:p>Gama baja</text:p>
          </table:table-cell>
          <table:table-cell table:style-name="ce4" office:value-type="string">
            <text:p>Ryzen 3 2200g</text:p>
          </table:table-cell>
          <table:table-cell office:value-type="string">
            <text:p>ASRock A320M-DVS R4.0 AMD A320 DDR4 Micro ATX</text:p>
          </table:table-cell>
          <table:table-cell office:value-type="string">
            <text:p>G.Skill Aegis 8GB DDR4 2666 (PC4 21300) F4-2666C19S-8GIS</text:p>
          </table:table-cell>
          <table:table-cell office:value-type="string">
            <text:p>Unidad de Estado Sólido Western Digital Green SN350 de 240GB, M.2 NVMe PCIe.</text:p>
          </table:table-cell>
          <table:table-cell office:value-type="string">
            <text:p>no aplica</text:p>
          </table:table-cell>
          <table:table-cell table:number-columns-repeated="2"/>
          <table:table-cell table:style-name="ce15"/>
        </table:table-row>
        <table:table-row table:style-name="ro4">
          <table:table-cell office:value-type="string">
            <text:p>Gama baja</text:p>
          </table:table-cell>
          <table:table-cell table:style-name="ce5" office:value-type="string">
            <text:p>Intel Core i3-10100</text:p>
          </table:table-cell>
          <table:table-cell table:style-name="ce9" office:value-type="string">
            <text:p>ASROCK H410M-HDV/M.2 Socket 1200 Micro ATX</text:p>
          </table:table-cell>
          <table:table-cell office:value-type="string">
            <text:p>SAMSUNG M393A1G40Db0-Cpb 8Gb (1X8Gb) Ddr4 2133Mhz Pc417000 Ecc Registered Cl15 Single Rank 1.2V</text:p>
          </table:table-cell>
          <table:table-cell table:style-name="ce1" office:value-type="string">
            <text:p>Unidad de estado sólido Kingston NV1 de 250GB, M.2 NVMe PCIe.</text:p>
          </table:table-cell>
          <table:table-cell office:value-type="string">
            <text:p>no aplica</text:p>
          </table:table-cell>
          <table:table-cell table:number-columns-repeated="2"/>
          <table:table-cell table:style-name="ce16"/>
        </table:table-row>
        <table:table-row table:style-name="ro5">
          <table:table-cell office:value-type="string">
            <text:p>Gama media</text:p>
          </table:table-cell>
          <table:table-cell table:style-name="ce6" office:value-type="string">
            <text:p>AMD Ryzen 3 1200</text:p>
          </table:table-cell>
          <table:table-cell office:value-type="string">
            <text:p>MSI A320M-A PRO A320 AM4 DDR4 HDMI DVI USB 3 Micro-ATX</text:p>
          </table:table-cell>
          <table:table-cell office:value-type="string">
            <text:p>G.SKILL Aegis 16GB 288-Pin DDR4 2133 (PC4 17000) F4-2133C15S-16GIS</text:p>
          </table:table-cell>
          <table:table-cell office:value-type="string">
            <text:p>Unidad de estado sólido ADATA 240GB </text:p>
          </table:table-cell>
          <table:table-cell table:style-name="ce4" office:value-type="string">
            <text:p>GeForce GT 1030 2GD4 LP OC</text:p>
          </table:table-cell>
          <table:table-cell table:number-columns-repeated="3"/>
        </table:table-row>
        <table:table-row table:style-name="ro5">
          <table:table-cell office:value-type="string">
            <text:p>Gama media</text:p>
          </table:table-cell>
          <table:table-cell table:style-name="ce7" office:value-type="string">
            <text:p>AMD Ryzen 3 3100 </text:p>
          </table:table-cell>
          <table:table-cell table:style-name="ce10" office:value-type="string">
            <text:p>GIGABYTE GA-A320M-S2H AM4 DDR4 HDMI Realtek ALC887 3x PCIe USB3.1 Gen 1 Micro ATX</text:p>
          </table:table-cell>
          <table:table-cell office:value-type="string">
            <text:p>G.SKILL Aegis 16GB 288-Pin DDR4 2133 (PC4 17000) F4-2133C15S-16GIS</text:p>
          </table:table-cell>
          <table:table-cell office:value-type="string">
            <text:p>Unidad de estado sólido ADATA 240GB </text:p>
          </table:table-cell>
          <table:table-cell office:value-type="string">
            <text:p>no aplica</text:p>
          </table:table-cell>
          <table:table-cell table:number-columns-repeated="3"/>
        </table:table-row>
        <table:table-row table:style-name="ro6">
          <table:table-cell office:value-type="string">
            <text:p>Gama media</text:p>
          </table:table-cell>
          <table:table-cell table:style-name="ce5" office:value-type="string">
            <text:p>AMD Ryzen 5 3600X</text:p>
          </table:table-cell>
          <table:table-cell office:value-type="string">
            <text:p>MSI A520M-A PRO Socket AM4 DDR4 S-ATA 600 Micro ATX</text:p>
          </table:table-cell>
          <table:table-cell office:value-type="string">
            <text:p>Corsair Vengeance LPX 32GB (2x16GB) DDR4 3000 (PC4-24000) C16 1.35V CMK32GX4M2D3000C16</text:p>
          </table:table-cell>
          <table:table-cell office:value-type="string">
            <text:p>-Unidad de estado sólido ADATA 240GB</text:p>
          </table:table-cell>
          <table:table-cell office:value-type="string">
            <text:p>no aplica</text:p>
          </table:table-cell>
          <table:table-cell table:number-columns-repeated="3"/>
        </table:table-row>
        <table:table-row table:style-name="ro6">
          <table:table-cell table:style-name="ce2" office:value-type="string">
            <text:p>Gama alta</text:p>
          </table:table-cell>
          <table:table-cell table:style-name="ce8" office:value-type="string">
            <text:p>Core i7-10700</text:p>
          </table:table-cell>
          <table:table-cell office:value-type="string">
            <text:p>ASROCK H410M-HDV/M.2 Socket 1200 Micro ATX</text:p>
          </table:table-cell>
          <table:table-cell office:value-type="string">
            <text:p>G.SKILL 64GB (2x32GB) Trident Z Royal DDR4 PC4-21300 2666MHz 288-Pin F4-2666C18D-64GTRS</text:p>
          </table:table-cell>
          <table:table-cell table:style-name="ce7" office:value-type="string">
            <text:p>Unidad de Estado Solido SSD Gigabyte 240GB, 500/420, SATA III -</text:p>
          </table:table-cell>
          <table:table-cell table:style-name="ce5" office:value-type="string">
            <text:p>Tarjeta de Video Nvidia Gigabyte Geforce GT 730, 2GB DDR3 - GV-</text:p>
          </table:table-cell>
          <table:table-cell table:number-columns-repeated="3"/>
        </table:table-row>
        <table:table-row table:style-name="ro7">
          <table:table-cell office:value-type="string">
            <text:p>Gama alta</text:p>
          </table:table-cell>
          <table:table-cell table:style-name="ce4" office:value-type="string">
            <text:p>Amd Ryzen 7 3800xt</text:p>
          </table:table-cell>
          <table:table-cell office:value-type="string">
            <text:p>T. Madre GIGABYTE B550M AORUS ELITE, Chipset AMD B550, Soporta: Procesador AMD Ryzen 3a Gen, Socket AM4, Memoria: DDR4 4733(OC)/ 3333/ 2133 MHz, 128GB Max, Integrado: Audio HD, Red, USB 3.2, SATA 3.0, M.2, Micro-ATX, Ptos: 2xPCIEx16, 1xPCIEx1.</text:p>
          </table:table-cell>
          <table:table-cell table:style-name="ce10" office:value-type="string">
            <text:p>Kit de Memorias DIMM Patriot Viper Steel RGB, DDR4 PC4-28800 (3600MHz), CL20, 32GB (2 x 16GB).</text:p>
          </table:table-cell>
          <table:table-cell office:value-type="string">
            <text:p>Unidad de Estado Sólido Western Digital Blue 3D de 1TB, M.2 SATA III (6Gb/s).</text:p>
          </table:table-cell>
          <table:table-cell table:style-name="ce5" office:value-type="string">
            <text:p>Tarjeta gráfica Nvidia Geforce RTX 2060 Super Founders Edition</text:p>
          </table:table-cell>
          <table:table-cell table:number-columns-repeated="3"/>
        </table:table-row>
        <table:table-row table:style-name="ro5">
          <table:table-cell office:value-type="string">
            <text:p>Gama alta</text:p>
          </table:table-cell>
          <table:table-cell table:style-name="ce5" office:value-type="string">
            <text:p>AMD Ryzen 9 3950X</text:p>
          </table:table-cell>
          <table:table-cell office:value-type="string">
            <text:p>MSI A320M-A PRO A320 AM4 DDR4 HDMI DVI USB 3 Micro-ATX</text:p>
          </table:table-cell>
          <table:table-cell table:style-name="ce10" office:value-type="string">
            <text:p>G.Skill 64GB 2x32GB DDR4 PC4-21300 2666MHz CL18 1.2V</text:p>
          </table:table-cell>
          <table:table-cell table:style-name="ce14" office:value-type="string">
            <text:p>Unidad de estado sólido XPG GAMMIX S70 de 1TB, M.2 NVMe PCIe. </text:p>
          </table:table-cell>
          <table:table-cell table:style-name="ce5" office:value-type="string">
            <text:p>Tarjeta De Vídeo Rx 6600xt 8gb Gddr6 Gigabyte Gaming Oc Pro</text:p>
          </table:table-cell>
          <table:table-cell table:number-columns-repeated="3"/>
        </table:table-row>
        <table:table-row table:style-name="ro8">
          <table:table-cell table:style-name="ce3" table:number-columns-repeated="3"/>
          <table:table-cell table:style-name="ce11"/>
          <table:table-cell table:style-name="ce3" table:number-columns-repeated="2"/>
          <table:table-cell table:number-columns-repeated="3"/>
        </table:table-row>
        <table:table-row table:style-name="ro8">
          <table:table-cell table:style-name="ce3" table:number-columns-repeated="3"/>
          <table:table-cell table:style-name="ce11"/>
          <table:table-cell table:style-name="Default"/>
          <table:table-cell table:style-name="ce3"/>
          <table:table-cell table:number-columns-repeated="3"/>
        </table:table-row>
        <table:table-row table:style-name="ro9">
          <table:table-cell table:style-name="Default"/>
          <table:table-cell/>
          <table:table-cell table:style-name="Default"/>
          <table:table-cell table:style-name="ce12"/>
          <table:table-cell table:style-name="Default" table:number-columns-repeated="2"/>
          <table:table-cell table:number-columns-repeated="3"/>
        </table:table-row>
        <table:table-row table:style-name="ro10">
          <table:table-cell table:style-name="Default"/>
          <table:table-cell/>
          <table:table-cell table:style-name="Default"/>
          <table:table-cell table:style-name="ce13"/>
          <table:table-cell table:style-name="Default" table:number-columns-repeated="2"/>
          <table:table-cell table:number-columns-repeated="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Open Sans" svg:font-family="'Ope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9">09/03/2022</text:date>, <text:time>23:10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4T20:27:42.45</meta:creation-date>
    <meta:generator>OpenOffice/4.1.10$Win32 OpenOffice.org_project/4110m2$Build-9807</meta:generator>
    <dc:date>2022-03-09T23:10:35.53</dc:date>
    <meta:editing-duration>PT9H31M55S</meta:editing-duration>
    <meta:editing-cycles>11</meta:editing-cycles>
    <meta:document-statistic meta:table-count="3" meta:cell-count="60" meta:object-count="0"/>
  </office:meta>
</office:document-meta>
</file>